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2259b" officeooo:paragraph-rsid="0012259b"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4pt" style:text-underline-style="none" fo:font-weight="normal" officeooo:rsid="0012259b" officeooo:paragraph-rsid="0012259b" style:font-size-asian="14pt" style:font-weight-asian="normal" style:font-size-complex="14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PPORT DE SÉANCE 1 DUFFAUD</text:p>
      <text:p text:style-name="P2"/>
      <text:p text:style-name="P2"/>
      <text:p text:style-name="P2">J’ai commencé la séance en récupérant tout le matériel dont j’avais besoin, une plaque blanche pour carte arduino, un banc d’interrupteur, des câbles, et des LED.</text:p>
      <text:p text:style-name="P2"/>
      <text:p text:style-name="P2">Au départ, le montage m’a pris du temps car je mettais une résistance par interrupteur ce qui prenais également beaucoup de place sur la carte, cependant, un prof m’a expliqué que sur le programme arduino on pour mettre « INPUT_PULLUP » ce qui permettait d’enlever la résistance pour que ce soit la carte qui la gère en la reliant directement avec le 5V, au départ j’avais pas bien compris comment monter ceci mais avec plusieurs essai j’ai réussi à tout faire marcher correctement.</text:p>
      <text:p text:style-name="P2"/>
      <text:p text:style-name="P2">J’ai également commencé le code afin d’obtenir la valeur de chaque interrupteur, ainsi que relier un bouton avec une LED en prévoyance de l’alimentation avec des piles de la carte arduino une fois dans a boîte.</text:p>
      <text:p text:style-name="P2"/>
      <text:p text:style-name="P2">Dans un second temps, j’ai appris à souder à l’aide d’un camarade car les interrupteur étaient tous soudés ensemble sur une plaque, j’ai donc commencé à dessouder (ce qui prend pas mal de temps car les anciens élèves qui avaient soudé les interrupteurs ont mis beaucoup d’étain) un interrupteur sur le 8 avant que l’heure sonne.</text:p>
      <text:p text:style-name="P2"/>
      <text:p text:style-name="P2">Finalement, je dirai que la séance a été moins productive que je l’espérais notamment à cause du montage des interrupteurs à déclarer en pullup e qui m’a pris énormément de temp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5T16:44:48.698000000</meta:creation-date>
    <dc:date>2023-12-15T16:59:28.983000000</dc:date>
    <meta:editing-duration>PT14M39S</meta:editing-duration>
    <meta:editing-cycles>2</meta:editing-cycles>
    <meta:generator>LibreOffice/7.6.0.3$Windows_X86_64 LibreOffice_project/69edd8b8ebc41d00b4de3915dc82f8f0fc3b6265</meta:generator>
    <meta:document-statistic meta:table-count="0" meta:image-count="0" meta:object-count="0" meta:page-count="1" meta:paragraph-count="6" meta:word-count="237" meta:character-count="1388" meta:non-whitespace-character-count="1157"/>
  </office:meta>
</office:document-meta>
</file>